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3.409cm"/>
    </style:style>
    <style:style style:name="Tabel3.C" style:family="table-column">
      <style:table-column-properties style:column-width="11.299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3.409cm"/>
    </style:style>
    <style:style style:name="Tabel4.C" style:family="table-column">
      <style:table-column-properties style:column-width="11.299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aba74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6ef228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9a865b"/>
    </style:style>
    <style:style style:name="P29" style:family="paragraph" style:parent-style-name="Table_20_Contents">
      <style:text-properties officeooo:rsid="025cf310" officeooo:paragraph-rsid="029c8630"/>
    </style:style>
    <style:style style:name="P30" style:family="paragraph" style:parent-style-name="Table_20_Contents">
      <style:text-properties officeooo:rsid="025cf310" officeooo:paragraph-rsid="027a6068"/>
    </style:style>
    <style:style style:name="P31" style:family="paragraph" style:parent-style-name="Standard" style:list-style-name="L1">
      <style:text-properties officeooo:paragraph-rsid="01fe3c46"/>
    </style:style>
    <style:style style:name="P32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060474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a9db55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ad93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986a98"/>
    </style:style>
    <style:style style:name="T27" style:family="text">
      <style:text-properties officeooo:rsid="02a0bcbe"/>
    </style:style>
    <style:style style:name="T28" style:family="text">
      <style:text-properties officeooo:rsid="02a7122d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officeooo:rsid="02692193"/>
    </style:style>
    <style:style style:name="T35" style:family="text">
      <style:text-properties officeooo:rsid="027028eb"/>
    </style:style>
    <style:style style:name="T36" style:family="text">
      <style:text-properties officeooo:rsid="02a85727"/>
    </style:style>
    <style:style style:name="T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officeooo:rsid="0289b300"/>
    </style:style>
    <style:style style:name="T40" style:family="text">
      <style:text-properties officeooo:rsid="028b5e62"/>
    </style:style>
    <style:style style:name="T41" style:family="text">
      <style:text-properties officeooo:rsid="028d51ca"/>
    </style:style>
    <style:style style:name="T42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officeooo:rsid="025d598d"/>
    </style:style>
    <style:style style:name="T44" style:family="text">
      <style:text-properties fo:font-size="10pt" officeooo:rsid="025d598d" style:font-size-asian="10pt" style:font-size-complex="10pt"/>
    </style:style>
    <style:style style:name="T45" style:family="text">
      <style:text-properties fo:font-size="10pt" officeooo:rsid="02a5ee23" style:font-size-asian="10pt" style:font-size-complex="10pt"/>
    </style:style>
    <style:style style:name="T46" style:family="text">
      <style:text-properties officeooo:rsid="0267de5b"/>
    </style:style>
    <style:style style:name="T47" style:family="text">
      <style:text-properties officeooo:rsid="0286637d"/>
    </style:style>
    <style:style style:name="T48" style:family="text">
      <style:text-properties officeooo:rsid="02747497"/>
    </style:style>
    <style:style style:name="T49" style:family="text">
      <style:text-properties fo:font-size="10pt" officeooo:rsid="027341dd" style:font-size-asian="10pt" style:font-size-complex="10pt"/>
    </style:style>
    <style:style style:name="T50" style:family="text">
      <style:text-properties fo:font-size="10pt" officeooo:rsid="0274939b" style:font-size-asian="10pt" style:font-size-complex="10pt"/>
    </style:style>
    <style:style style:name="T51" style:family="text">
      <style:text-properties officeooo:rsid="0277d415"/>
    </style:style>
    <style:style style:name="T52" style:family="text">
      <style:text-properties fo:font-size="10pt" officeooo:rsid="027bb64c" style:font-size-asian="10pt" style:font-size-complex="10pt"/>
    </style:style>
    <style:style style:name="T53" style:family="text">
      <style:text-properties officeooo:rsid="0272d0c0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officeooo:rsid="025e46cc"/>
    </style:style>
    <style:style style:name="T56" style:family="text">
      <style:text-properties fo:font-size="10pt" officeooo:rsid="025e46cc" style:font-size-asian="10pt" style:font-size-complex="10pt"/>
    </style:style>
    <style:style style:name="T5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4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7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bold" officeooo:rsid="0062cf8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officeooo:rsid="01e96954"/>
    </style:style>
    <style:style style:name="T128" style:family="text">
      <style:text-properties officeooo:rsid="0119bd75"/>
    </style:style>
    <style:style style:name="T129" style:family="text">
      <style:text-properties fo:font-weight="normal" officeooo:rsid="00172dcf" style:font-weight-asian="normal" style:font-weight-complex="normal"/>
    </style:style>
    <style:style style:name="T130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Exporteer<text:span text:style-name="T23"> </text:span><text:span text:style-name="Emphasis"><text:span text:style-name="T24">gegevens uit de browser-app</text:span></text:span><text:span text:style-name="Emphasis"><text:span text:style-name="T25"><text:note text:id="ftn1" text:note-class="footnote"><text:note-citation>1</text:note-citation><text:note-body><text:p text:style-name="P14">Zie <text:span text:style-name="T26">d</text:span>e tabel “Browser-app migratie van Windows naar Linux” op <text:span text:style-name="T27">d</text:span>e vo<text:span text:style-name="T28">lgende</text:span> pagina.</text:p></text:note-body></text:note></text:span>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Exporteer<text:span text:style-name="Emphasis"><text:span text:style-name="T32"> </text:span></text:span><text:span text:style-name="Emphasis"><text:span text:style-name="T24">gegevens uit de </text:span></text:span><text:span text:style-name="Emphasis"><text:span text:style-name="T33">mail</text:span></text:span><text:span text:style-name="Emphasis"><text:span text:style-name="T24">-app</text:span></text:span><text:span text:style-name="Emphasis"><text:span text:style-name="T25"><text:note text:id="ftn2" text:note-class="footnote"><text:note-citation>2</text:note-citation><text:note-body><text:p text:style-name="P15">Zie de tabel “<text:span text:style-name="T34">Mai</text:span><text:span text:style-name="T35">l</text:span>-app migratie van Windows naar Linux” op <text:span text:style-name="T27">d</text:span>e vo<text:span text:style-name="T36">lgende</text:span>pagina.</text:p></text:note-body></text:note></text:span>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37">K</text:span><text:span text:style-name="T23">opi</text:span><text:span text:style-name="T37">eer</text:span><text:span text:style-name="T23"> </text:span><text:span text:style-name="Emphasis"><text:span text:style-name="T32">per gebruiker </text:span></text:span><text:span text:style-name="T38">C:\Gebruikers\&lt;Gebruikersnaam&gt; </text:span><text:span text:style-name="T23">naar een externe harddisk</text:span><text:span text:style-name="T29">.<text:line-break/></text:span><text:span text:style-name="T30">Gebr. 1-4</text:span><text:span text:style-name="T29"><text:line-break/></text:span><text:span text:style-name="Strong_20_Emphasis"><text:span text:style-name="T31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5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39">Op </text:span>Windows <text:span text:style-name="T40">in </text:span><text:span text:style-name="T41">gebruik</text:span></text:p>
          </table:table-cell>
          <table:table-cell table:style-name="Tabel3.C2" office:value-type="string">
            <text:p text:style-name="P19">Linux <text:span text:style-name="T39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2">☐</text:span></text:span></text:p>
          </table:table-cell>
          <table:table-cell table:style-name="Tabel3.A2" office:value-type="string">
            <text:p text:style-name="P21">Microsoft Edge <text:span text:style-name="T43">(export Favorieten)<text:line-break/></text:span><text:span text:style-name="T44">C:\Gebruikers\&lt;Gebruikersnaam&gt;\AppData\Local\Microsoft\Edge\User Data\Default</text:span><text:span text:style-name="T45">\</text:span></text:p>
          </table:table-cell>
          <table:table-cell table:style-name="Tabel3.C2" office:value-type="string">
            <text:p text:style-name="P22">Microsoft Edge <text:span text:style-name="T43">(import Favorieten)<text:line-break/></text:span><text:span text:style-name="T44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2">☐</text:span></text:span></text:p>
          </table:table-cell>
          <table:table-cell table:style-name="Tabel3.A2" office:value-type="string">
            <text:p text:style-name="P23">Mozilla Firefox <text:span text:style-name="T43">(export </text:span><text:span text:style-name="T46">Bladwijzers</text:span><text:span text:style-name="T43">), </text:span><text:span text:style-name="T47">zie </text:span><text:span text:style-name="User_20_Entry"><text:span text:style-name="T48">about:profiles</text:span></text:span><text:span text:style-name="T48">:</text:span><text:span text:style-name="T43"><text:line-break/></text:span><text:span text:style-name="T49">C:\Gebruikers\</text:span><text:span text:style-name="T44">&lt;Gebruikersnaam&gt;</text:span><text:span text:style-name="T49">\AppData\Roaming\M</text:span><text:span text:style-name="T50">o</text:span><text:span text:style-name="T49">zilla\Firefox\Profiles\</text:span></text:p>
          </table:table-cell>
          <table:table-cell table:style-name="Tabel3.C2" office:value-type="string">
            <text:p text:style-name="P24">Mozilla Firefox <text:span text:style-name="T43">(import </text:span><text:span text:style-name="T46">Bladwijzers</text:span><text:span text:style-name="T43">), </text:span><text:span text:style-name="T47">zie</text:span><text:span text:style-name="T51"> </text:span><text:span text:style-name="User_20_Entry"><text:span text:style-name="T48">about:profiles</text:span></text:span><text:span text:style-name="T48">:</text:span><text:span text:style-name="T43"><text:line-break/></text:span><text:span text:style-name="T44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2">☐</text:span></text:span></text:p>
          </table:table-cell>
          <table:table-cell table:style-name="Tabel3.A2" office:value-type="string">
            <text:p text:style-name="P25">Google Chrome <text:span text:style-name="T43">(export </text:span><text:span text:style-name="T46">Bookmarks</text:span><text:span text:style-name="T43">)<text:line-break/></text:span><text:span text:style-name="T44">C:\Gebruikers\&lt;gebruikersnaam&gt;\AppData\Local\Google\Chrome\User Data</text:span><text:span text:style-name="T52">\</text:span></text:p>
          </table:table-cell>
          <table:table-cell table:style-name="Tabel3.C2" office:value-type="string">
            <text:p text:style-name="P25">Google Chrome <text:span text:style-name="T43">(import </text:span><text:span text:style-name="T46">Bookmarks</text:span><text:span text:style-name="T43">)<text:line-break/></text:span><text:span text:style-name="T44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5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2"/></text:span></text:p>
          </table:table-cell>
          <table:table-cell table:style-name="Tabel4.A2" office:value-type="string">
            <text:p text:style-name="P19"><text:span text:style-name="T39">Op </text:span>Windows <text:span text:style-name="T39">in gebruik</text:span></text:p>
          </table:table-cell>
          <table:table-cell table:style-name="Tabel4.C2" office:value-type="string">
            <text:p text:style-name="P19">Linux <text:span text:style-name="T39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21">Microsoft Outlook (export PST/OST-<text:span text:style-name="T53">bestand</text:span>)<text:line-break/><text:span text:style-name="T54">C:\Gebruikers\&lt;Gebruikersnaam&gt;\Documents\Outlook Files\</text:span></text:p>
          </table:table-cell>
          <table:table-cell table:style-name="Tabel4.C2" office:value-type="string">
            <text:p text:style-name="P21">Evolution (import PST/OST-<text:span text:style-name="T53">bestand</text:span>)<text:line-break/><text:span text:style-name="T54">~/.local/share/evolution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28">Windows Mail (export <text:span text:style-name="T43">e-mails + </text:span><text:span text:style-name="T55">adresboek)<text:line-break/></text:span><text:span text:style-name="T56">C:\</text:span><text:span text:style-name="T49">Gebru</text:span><text:span text:style-name="T56">ikers\</text:span><text:span text:style-name="T44">&lt;Gebruikersnaam&gt;</text:span><text:span text:style-name="T56">\AppData\Local\Comms\Unistore\data</text:span><text:span text:style-name="T45">\</text:span></text:p>
          </table:table-cell>
          <table:table-cell table:style-name="Tabel4.C2" office:value-type="string">
            <text:p text:style-name="P29">Thunderbird (import <text:span text:style-name="T43">e-mails + </text:span><text:span text:style-name="T55">adresboek)<text:line-break/></text:span><text:span text:style-name="T56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30">Thunderbird (export <text:span text:style-name="T43">e-mails + </text:span><text:span text:style-name="T55">adresboek)<text:line-break/></text:span><text:span text:style-name="T56">C:\</text:span><text:span text:style-name="T49">Gebru</text:span><text:span text:style-name="T56">ikers\</text:span><text:span text:style-name="T44">&lt;Gebruikersnaam&gt;</text:span><text:span text:style-name="T56">\AppData\Roaming\Thunderbird\Profiles</text:span><text:span text:style-name="T45">\</text:span></text:p>
          </table:table-cell>
          <table:table-cell table:style-name="Tabel4.C2" office:value-type="string">
            <text:p text:style-name="P30">Thunderbird (import <text:span text:style-name="T43">e-mails + </text:span><text:span text:style-name="T55">adresboek)<text:line-break/></text:span><text:span text:style-name="T56">~/.thunderbird/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2">☐</text:span></text:span></text:p>
          </table:table-cell>
          <table:table-cell table:style-name="Tabel4.A2" office:value-type="string">
            <text:p text:style-name="P21">Webmail</text:p>
          </table:table-cell>
          <table:table-cell table:style-name="Tabel4.C2" office:value-type="string">
            <text:p text:style-name="P21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1"><text:span text:style-name="Strong_20_Emphasis"><text:span text:style-name="T57">Linux </text:span></text:span><text:span text:style-name="Strong_20_Emphasis"><text:span text:style-name="T58">installeren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3"><text:span text:style-name="T59">Installeer </text:span><text:span text:style-name="T60">Linux </text:span><text:span text:style-name="T59">volgens de </text:span><text:span text:style-name="Strong_20_Emphasis"><text:span text:style-name="T61">Checklist</text:span></text:span><text:span text:style-name="Strong_20_Emphasis"><text:span text:style-name="T62"> i</text:span></text:span><text:span text:style-name="Strong_20_Emphasis"><text:span text:style-name="T63">nstallatie</text:span></text:span><text:span text:style-name="T64"><text:note text:id="ftn6" text:note-class="footnote"><text:note-citation>1</text:note-citation><text:note-body><text:p text:style-name="P34">Checklist installatie is te vinden op <text:a xlink:type="simple" xlink:href="https://karelzimmer.nl/" text:style-name="Internet_20_link" text:visited-style-name="Visited_20_Internet_20_Link"><text:span text:style-name="T65">karelzimmer.nl</text:span></text:a><text:span text:style-name="T66">, onder </text:span><text:span text:style-name="Sterk_20_accent_20_voetnoot"><text:span text:style-name="T67">Linux</text:span></text:span><text:span text:style-name="T66">.</text:span></text:p></text:note-body></text:note></text:span><text:span text:style-name="T64">.</text:span></text:p>
          </table:table-cell>
        </table:table-row>
      </table:table>
      <text:p text:style-name="P35"><text:span text:style-name="Strong_20_Emphasis"><text:span text:style-name="T68"><text:tab/></text:span></text:span></text:p>
      <text:list text:continue-numbering="true" text:style-name="L1">
        <text:list-item>
          <text:p text:style-name="P36"><text:soft-page-break/><text:span text:style-name="Strong_20_Emphasis"><text:span text:style-name="T69">Back-up </text:span></text:span><text:span text:style-name="Strong_20_Emphasis"><text:span text:style-name="T70">t</text:span></text:span><text:span text:style-name="Strong_20_Emphasis"><text:span text:style-name="T69">erugzetten</text:span></text:span><text:span text:style-name="Emphasis"><text:span text:style-name="T71"> (</text:span></text:span><text:span text:style-name="Emphasis"><text:span text:style-name="T72">op</text:span></text:span><text:span text:style-name="Emphasis"><text:span text:style-name="T71"> </text:span></text:span><text:span text:style-name="Emphasis"><text:span text:style-name="T73">Linux</text:span></text:span><text:span text:style-name="Emphasis"><text:span text:style-name="T71">)</text:span></text:span><text:span text:style-name="Strong_20_Emphasis"><text:span text:style-name="T24"><text:line-break/></text:span></text:span></text:p>
          <text:p text:style-name="P37"><text:span text:style-name="Emphasis">De handelingen in dit hoofdstuk dienen per gebruiker te worden uitgevoerd.</text:span></text:p>
          <text:p text:style-name="P37"><text:span text:style-name="Emphasis"/></text:p>
          <text:p text:style-name="P38">Gebr. 1-4</text:p>
        </text:list-item>
      </text:list>
      <text:p text:style-name="P39"><text:span text:style-name="T68"><text:tab/></text:span><text:span text:style-name="Strong_20_Emphasis"><text:span text:style-name="T42">☐ ☐ ☐ ☐</text:span></text:span><text:span text:style-name="T74"><text:tab/></text:span><text:span text:style-name="T75">Zorg dat er </text:span><text:span text:style-name="T76">geen</text:span><text:span text:style-name="T75"> </text:span><text:span text:style-name="T77">Internetverbinding </text:span><text:span text:style-name="T75">is zodat er geen nieuwe </text:span><text:span text:style-name="T78">e-</text:span><text:span text:style-name="T75">mails </text:span><text:span text:style-name="T79">kunnen </text:span><text:span text:style-name="T78">binnen</text:span><text:span text:style-name="T75">komen.</text:span></text:p>
      <text:p text:style-name="P40"><text:span text:style-name="T80"><text:tab/></text:span><text:span text:style-name="Strong_20_Emphasis"><text:span text:style-name="T31">☐ ☐ ☐ ☐<text:tab/></text:span></text:span><text:span text:style-name="T24">Koppel de externe harddisk aan.</text:span></text:p>
      <text:p text:style-name="P41"><text:span text:style-name="T80"><text:tab/></text:span><text:span text:style-name="Strong_20_Emphasis"><text:span text:style-name="T31">☐ ☐ ☐ ☐</text:span></text:span><text:span text:style-name="T81"><text:tab/></text:span><text:span text:style-name="T24">Kopieer </text:span><text:span text:style-name="T82">Mijn documenten, </text:span><text:span text:style-name="T83">etc</text:span><text:span text:style-name="T24">.</text:span></text:p>
      <text:p text:style-name="P40"><text:span text:style-name="T80"><text:tab/></text:span><text:span text:style-name="Strong_20_Emphasis"><text:span text:style-name="T31">☐ ☐ ☐ ☐</text:span></text:span><text:span text:style-name="T80"><text:tab/></text:span><text:span text:style-name="T84">Kopieer browser</text:span><text:span text:style-name="T85">-app </text:span><text:span text:style-name="T84">profielbestanden</text:span><text:span text:style-name="T25"><text:note text:id="ftn7" text:note-class="footnote"><text:note-citation>2</text:note-citation><text:note-body><text:p text:style-name="P14">Zie <text:span text:style-name="T26">d</text:span>e tabel “Browser-app migratie van Windows naar Linux” op <text:span text:style-name="T27">d</text:span>e vorige pagina.</text:p></text:note-body></text:note></text:span><text:span text:style-name="T25"> </text:span><text:span text:style-name="T86">en importeer browser-app gegevens</text:span><text:span text:style-name="T87">.</text:span></text:p>
      <text:p text:style-name="P42"><text:span text:style-name="T80"><text:tab/></text:span><text:span text:style-name="Strong_20_Emphasis"><text:span text:style-name="T31">☐ ☐ ☐ ☐</text:span></text:span><text:span text:style-name="T80"><text:tab/></text:span><text:span text:style-name="T84">Kopieer </text:span><text:span text:style-name="T88">mail</text:span><text:span text:style-name="T85">-app </text:span><text:span text:style-name="T84">profielbestanden</text:span><text:span text:style-name="T25"><text:note text:id="ftn8" text:note-class="footnote"><text:note-citation>3</text:note-citation><text:note-body><text:p text:style-name="P15">Zie de tabel “<text:span text:style-name="T34">Mai</text:span><text:span text:style-name="T35">l</text:span>-app migratie van Windows naar Linux” op <text:span text:style-name="T27">d</text:span>e vorige pagina.</text:p></text:note-body></text:note></text:span><text:span text:style-name="T25"> </text:span><text:span text:style-name="T86">en importeer mail-app gegevens</text:span><text:span text:style-name="T87">.</text:span></text:p>
      <text:p text:style-name="P40"><text:span text:style-name="T80"><text:tab/></text:span><text:span text:style-name="Strong_20_Emphasis"><text:span text:style-name="T31">☐ ☐ ☐ ☐</text:span></text:span><text:span text:style-name="T80"><text:tab/></text:span><text:span text:style-name="T89">Verwijder overbodige Windows-bestanden via </text:span><text:span text:style-name="Strong_20_Emphasis"><text:span text:style-name="T90">Terminalvenster</text:span></text:span><text:span text:style-name="T91"> </text:span><text:span text:style-name="T92">en de volgende opdrachtregel:<text:line-break/></text:span></text:p>
      <text:list text:continue-numbering="true" text:style-name="L1">
        <text:list-header>
          <text:p text:style-name="P43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5">$HOME</text:span></text:span><text:span text:style-name="User_20_Entry"><text:span text:style-name="T94"> -type f -</text:span></text:span><text:span text:style-name="User_20_Entry"><text:span text:style-name="T96">i</text:span></text:span><text:span text:style-name="User_20_Entry"><text:span text:style-name="T94">name </text:span></text:span><text:span text:style-name="User_20_Entry"><text:span text:style-name="T97">d</text:span></text:span><text:span text:style-name="User_20_Entry"><text:span text:style-name="T94">esktop.ini -</text:span></text:span><text:span text:style-name="User_20_Entry"><text:span text:style-name="T98">d</text:span></text:span><text:span text:style-name="User_20_Entry"><text:span text:style-name="T99">e</text:span></text:span><text:span text:style-name="User_20_Entry"><text:span text:style-name="T98">lete </text:span></text:span><text:span text:style-name="User_20_Entry"><text:span text:style-name="T100">-or </text:span></text:span><text:span text:style-name="User_20_Entry"><text:span text:style-name="T94">-type f -</text:span></text:span><text:span text:style-name="User_20_Entry"><text:span text:style-name="T101">i</text:span></text:span><text:span text:style-name="User_20_Entry"><text:span text:style-name="T94">name </text:span></text:span><text:span text:style-name="User_20_Entry"><text:span text:style-name="T101">t</text:span></text:span><text:span text:style-name="User_20_Entry"><text:span text:style-name="T94">humbs.db -</text:span></text:span><text:span text:style-name="User_20_Entry"><text:span text:style-name="T98">delete</text:span></text:span></text:p>
          <text:p text:style-name="P43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5">$HOME</text:span></text:span><text:span text:style-name="User_20_Entry"><text:span text:style-name="T94"> -type f -name '*.</text:span></text:span><text:span text:style-name="User_20_Entry"><text:span text:style-name="T102">lnk'</text:span></text:span><text:span text:style-name="User_20_Entry"><text:span text:style-name="T94"> -</text:span></text:span><text:span text:style-name="User_20_Entry"><text:span text:style-name="T98">delete -</text:span></text:span><text:span text:style-name="User_20_Entry"><text:span text:style-name="T103">or </text:span></text:span><text:span text:style-name="User_20_Entry"><text:span text:style-name="T94">-type f -</text:span></text:span><text:span text:style-name="User_20_Entry"><text:span text:style-name="T96">i</text:span></text:span><text:span text:style-name="User_20_Entry"><text:span text:style-name="T94">name '*.</text:span></text:span><text:span text:style-name="User_20_Entry"><text:span text:style-name="T104">exe'</text:span></text:span><text:span text:style-name="User_20_Entry"><text:span text:style-name="T94"> -</text:span></text:span><text:span text:style-name="User_20_Entry"><text:span text:style-name="T98">delete -</text:span></text:span><text:span text:style-name="User_20_Entry"><text:span text:style-name="T105">or </text:span></text:span><text:span text:style-name="User_20_Entry"><text:span text:style-name="T94">-type f -</text:span></text:span><text:span text:style-name="User_20_Entry"><text:span text:style-name="T105">name '~*' -delete</text:span></text:span><text:span text:style-name="User_20_Entry"><text:span text:style-name="T106"><text:line-break/></text:span></text:span></text:p>
        </text:list-header>
      </text:list>
      <text:p text:style-name="P44"><text:span text:style-name="Strong_20_Emphasis"><text:tab/></text:span><text:span text:style-name="Strong_20_Emphasis"><text:span text:style-name="T107">Gebr. 1-4</text:span></text:span></text:p>
      <text:p text:style-name="P40"><text:span text:style-name="Strong_20_Emphasis"><text:span text:style-name="T108"><text:tab/></text:span></text:span><text:span text:style-name="Strong_20_Emphasis"><text:span text:style-name="T31">☐ ☐ ☐ ☐</text:span></text:span><text:span text:style-name="Strong_20_Emphasis"><text:span text:style-name="T81"><text:tab/></text:span></text:span><text:span text:style-name="T24">Maak verbinding met het Internet zodat er </text:span><text:span text:style-name="T109">weer</text:span><text:span text:style-name="T24"> nieuwe </text:span><text:span text:style-name="T110">e-</text:span><text:span text:style-name="T24">mails</text:span><text:span text:style-name="T111"> </text:span><text:span text:style-name="T110">binnen</text:span><text:span text:style-name="T24"> </text:span><text:span text:style-name="T111">kunnen </text:span><text:span text:style-name="T24">komen.</text:span></text:p>
      <text:list text:style-name="L2">
        <text:list-header>
          <text:p text:style-name="P45"><text:span text:style-name="T80"><text:tab/></text:span><text:span text:style-name="Strong_20_Emphasis"><text:span text:style-name="T31">☐ ☐ ☐ ☐</text:span></text:span><text:span text:style-name="T80"><text:tab/></text:span><text:span text:style-name="T112">Start de browser-app en c</text:span><text:span text:style-name="T113">ontroleer de werking</text:span><text:span text:style-name="T25">.</text:span></text:p>
          <text:p text:style-name="P46"><text:span text:style-name="T80"><text:tab/></text:span><text:span text:style-name="Strong_20_Emphasis"><text:span text:style-name="T31">☐ ☐ ☐ ☐</text:span></text:span><text:span text:style-name="T80"><text:tab/></text:span><text:span text:style-name="T112">Start de mail-app en c</text:span><text:span text:style-name="T113">ontroleer de werking</text:span><text:span text:style-name="T25">.</text:span></text:p>
          <text:p text:style-name="P45"><text:span text:style-name="T80"/></text:p>
          <text:p text:style-name="P47"><text:span text:style-name="T114"><text:line-break/><text:tab/></text:span><text:span text:style-name="T115">E</text:span><text:span text:style-name="T116">inde c</text:span><text:span text:style-name="T117">hecklist, </text:span><text:span text:style-name="T118">het overzetten</text:span><text:span text:style-name="T119"> </text:span><text:span text:style-name="T120">is </text:span><text:span text:style-name="T119">voltooid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121">Geschreven door </text:span><text:a xlink:type="simple" xlink:href="mailto:info@karelzimmer.nl?subject=Checklist%20installatie%20Linux" text:style-name="Internet_20_link" text:visited-style-name="Visited_20_Internet_20_Link"><text:span text:style-name="T122">Karel Zimmer</text:span></text:a><text:span text:style-name="T123">.</text:span></text:p>
              <text:p text:style-name="P50"><text:span text:style-name="T124">Licentie </text:span><text:span text:style-name="T123">C</text:span><text:span text:style-name="T125">C0</text:span><text:span text:style-name="T123"> 1.0 </text:span><text:span text:style-name="T12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26"><text:s/></text:span><text:span text:style-name="T12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2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Gebr.#</text:p>
            <text:p text:style-name="P52"/>
          </table:table-cell>
          <table:table-cell table:style-name="Tabel1.A1" table:number-rows-spanned="2" office:value-type="string">
            <text:p text:style-name="P53">Gebruiker</text:p>
            <text:p text:style-name="P54">(bijv. Jan <text:span text:style-name="T127">Jansen</text:span>)</text:p>
          </table:table-cell>
          <table:table-cell table:style-name="Tabel1.A1" table:number-rows-spanned="2" office:value-type="string">
            <text:p text:style-name="P53">Gebruikersnaam</text:p>
            <text:p text:style-name="P54">(bijv. jan)</text:p>
          </table:table-cell>
          <table:table-cell table:style-name="Tabel1.D1" table:number-rows-spanned="2" office:value-type="string">
            <text:p text:style-name="P55">Wachtwo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-wachtwoord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fi-netwerknaam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53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2">Netwerksleutel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Router gebr.nm/ww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6">Gebr.<text:span text:style-name="T128">#</text:span></text:p>
          </table:table-cell>
          <table:table-cell table:style-name="Tabel2.A1" office:value-type="string">
            <text:p text:style-name="P67">E-mailnaam</text:p>
          </table:table-cell>
          <table:table-cell table:style-name="Tabel2.A1" office:value-type="string">
            <text:p text:style-name="P67">E-mailadres</text:p>
          </table:table-cell>
          <table:table-cell table:style-name="Tabel2.A1" office:value-type="string">
            <text:p text:style-name="P68">Gebruikersnaam</text:p>
          </table:table-cell>
          <table:table-cell table:style-name="Tabel2.A1" office:value-type="string">
            <text:p text:style-name="P69">Wachtwoord</text:p>
          </table:table-cell>
          <table:table-cell table:style-name="Tabel2.A1" office:value-type="string">
            <text:p text:style-name="P69"><text:span text:style-name="T129">Inkomende</text:span><text:span text:style-name="T130"> </text:span>mailserver</text:p>
          </table:table-cell>
          <table:table-cell table:style-name="Tabel2.G1" office:value-type="string">
            <text:p text:style-name="P70"><text:span text:style-name="T130">Uitgaande </text:span>mailserver</text:p>
          </table:table-cell>
        </table:table-row>
        <table:table-row table:style-name="Tabel2.2"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G2" office:value-type="string">
            <text:p text:style-name="P74"/>
          </table:table-cell>
        </table:table-row>
        <table:table-row table:style-name="Tabel2.3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G3" office:value-type="string">
            <text:p text:style-name="P74"/>
          </table:table-cell>
        </table:table-row>
        <table:table-row table:style-name="Tabel2.4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G3" office:value-type="string">
            <text:p text:style-name="P74"/>
          </table:table-cell>
        </table:table-row>
        <table:table-row table:style-name="Tabel2.5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G3" office:value-type="string">
            <text:p text:style-name="P74"/>
          </table:table-cell>
        </table:table-row>
        <table:table-row table:style-name="Tabel2.5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G3" office:value-type="string">
            <text:p text:style-name="P74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11T09:57:56.487444271">11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11T09:57:56.488780137">11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1T09:57:56.398815351</dc:date>
    <meta:print-date>2014-01-05T10:21:33.960023988</meta:print-date>
    <meta:keyword>Installatie</meta:keyword>
    <meta:keyword>Checklist</meta:keyword>
    <meta:keyword>Linux</meta:keyword>
    <meta:editing-cycles>2579</meta:editing-cycles>
    <meta:editing-duration>P5DT9H9M6S</meta:editing-duration>
    <meta:printed-by>Karel Zimmer</meta:printed-by>
    <dc:creator>Karel Zimmer</dc:creator>
    <meta:document-statistic meta:table-count="8" meta:image-count="2" meta:object-count="0" meta:page-count="4" meta:paragraph-count="98" meta:word-count="500" meta:character-count="3868" meta:non-whitespace-character-count="3375"/>
    <meta:user-defined meta:name="Info 1"/>
    <meta:user-defined meta:name="Info 2"/>
    <meta:user-defined meta:name="Info 3"/>
    <meta:user-defined meta:name="Info 4"/>
  </office:meta>
</office:document-meta>
</file>